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83A00000173612B381B0C5D6A1A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6pt" fo:letter-spacing="-0.012cm" style:text-underline-style="none" fo:font-weight="bold" officeooo:rsid="001f30e1" officeooo:paragraph-rsid="0020ef10" style:font-size-asian="16pt" style:font-weight-asian="bold" style:font-name-complex="Myriad Pro" style:font-size-complex="16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20ef10"/>
    </style:style>
    <style:style style:name="P5" style:family="paragraph" style:parent-style-name="Table_20_Contents">
      <style:paragraph-properties fo:text-align="center" style:justify-single-word="false"/>
      <style:text-properties officeooo:rsid="002ed92f" officeooo:paragraph-rsid="002ed92f"/>
    </style:style>
    <style:style style:name="P6" style:family="paragraph" style:parent-style-name="Standard">
      <style:paragraph-properties fo:text-align="center" style:justify-single-word="false"/>
      <style:text-properties officeooo:paragraph-rsid="00182f41"/>
    </style:style>
    <style:style style:name="T1" style:family="text">
      <style:text-properties officeooo:rsid="003420ea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54.23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0cm, 0cm, 0cm, 55.54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 style:shadow="none"/>
    </style:style>
    <style:style style:name="Tabla1.A" style:family="table-column">
      <style:table-column-properties style:column-width="5.196cm"/>
    </style:style>
    <style:style style:name="Tabla1.B" style:family="table-column">
      <style:table-column-properties style:column-width="8.297cm"/>
    </style:style>
    <style:style style:name="Tabla1.C" style:family="table-column">
      <style:table-column-properties style:column-width="3.515cm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Table_20_Contents">
      <style:paragraph-properties fo:text-align="center" style:justify-single-word="false"/>
      <style:text-properties officeooo:rsid="002ed92f" officeooo:paragraph-rsid="002ed92f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6pt" fo:letter-spacing="-0.012cm" style:text-underline-style="none" fo:font-weight="bold" officeooo:rsid="001f30e1" officeooo:paragraph-rsid="0020ef10" style:font-size-asian="16pt" style:font-weight-asian="bold" style:font-name-complex="Myriad Pro" style:font-size-complex="16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20ef10"/>
    </style:style>
    <style:style style:name="Mfr1" style:family="graphic" style:parent-style-name="Graphics">
      <style:graphic-properties fo:margin-left="0cm" fo:margin-right="0cm" style:vertical-pos="from-top" fo:padding="0.002cm" fo:border="none" style:mirror="none" fo:clip="rect(0cm, 54.233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0cm, 0cm, 0cm, 55.54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setLang("es_AR")&gt;</text:placeholder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"><draw:frame draw:style-name="Mfr1" draw:name="encabezado_CMR" text:anchor-type="as-char" svg:y="-0.314cm" svg:width="3.637cm" svg:height="2.372cm" draw:z-index="0"><draw:image xlink:href="Pictures/100000000000083A00000173612B381B0C5D6A1A.jpg" xlink:type="simple" xlink:show="embed" xlink:actuate="onLoad"/></draw:frame></text:p>
            </table:table-cell>
            <table:table-cell table:style-name="Tabla1.B1" office:value-type="string">
              <text:p text:style-name="MP3"/>
            </table:table-cell>
            <table:table-cell table:style-name="Tabla1.B1" office:value-type="string">
              <text:p text:style-name="MP3"><draw:frame draw:style-name="Mfr2" draw:name="Imagen1" text:anchor-type="as-char" svg:y="-0.363cm" svg:width="3.094cm" svg:height="2.161cm" draw:z-index="1"><draw:image xlink:href="Pictures/100000000000083A00000173612B381B0C5D6A1A.jpg" xlink:type="simple" xlink:show="embed" xlink:actuate="onLoad"/></draw:frame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6-06-07T13:20:30.211282430</dc:date>
    <meta:editing-duration>PT48M10S</meta:editing-duration>
    <meta:editing-cycles>32</meta:editing-cycles>
    <meta:generator>LibreOffice/5.1.2.2$Linux_X86_64 LibreOffice_project/10m0$Build-2</meta:generator>
    <meta:document-statistic meta:table-count="1" meta:image-count="2" meta:object-count="0" meta:page-count="1" meta:paragraph-count="4" meta:word-count="1" meta:character-count="19" meta:non-whitespace-character-count="18"/>
  </office:meta>
</office:document-meta>
</file>